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d85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d85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d85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d85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d85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d85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d85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d85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d85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d85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d85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d85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d85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d85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d85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d85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d85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Nelson Alejandro Tovar Solórzan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Pedro María Freites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6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694725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lson José Tovar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25506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9.1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84" meta:non-whitespace-character-count="1014"/>
    <meta:template xlink:type="simple" xlink:actuate="onRequest" xlink:title="Normal" xlink:href=""/>
  </office:meta>
</office:document-meta>
</file>